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6e64d" officeooo:paragraph-rsid="0006e64d"/>
    </style:style>
    <style:style style:name="P3" style:family="paragraph" style:parent-style-name="Standard">
      <style:paragraph-properties fo:text-align="center" style:justify-single-word="false"/>
      <style:text-properties officeooo:rsid="0006e64d" officeooo:paragraph-rsid="0006e64d"/>
    </style:style>
    <style:style style:name="P4" style:family="paragraph" style:parent-style-name="Standard">
      <style:paragraph-properties fo:text-align="justify" style:justify-single-word="false"/>
      <style:text-properties officeooo:rsid="0006e64d" officeooo:paragraph-rsid="0006e64d"/>
    </style:style>
    <style:style style:name="P5" style:family="paragraph" style:parent-style-name="Standard">
      <style:text-properties officeooo:rsid="0006e64d" officeooo:paragraph-rsid="000b5ffd"/>
    </style:style>
    <style:style style:name="P6" style:family="paragraph" style:parent-style-name="Standard">
      <style:paragraph-properties fo:line-height="150%" fo:text-align="center" style:justify-single-word="false"/>
      <style:text-properties fo:font-size="15pt" fo:font-weight="bold" officeooo:rsid="0006e64d" officeooo:paragraph-rsid="0006e64d" style:font-size-asian="15pt" style:font-weight-asian="bold" style:font-size-complex="15pt" style:font-weight-complex="bold"/>
    </style:style>
    <style:style style:name="P7" style:family="paragraph" style:parent-style-name="Standard">
      <style:paragraph-properties fo:line-height="150%" fo:text-align="center" style:justify-single-word="false"/>
      <style:text-properties fo:font-weight="bold" officeooo:rsid="0006e64d" officeooo:paragraph-rsid="0006e64d" style:font-weight-asian="bold" style:font-weight-complex="bold"/>
    </style:style>
    <style:style style:name="P8" style:family="paragraph" style:parent-style-name="Standard">
      <style:paragraph-properties fo:text-align="center" style:justify-single-word="false"/>
      <style:text-properties fo:font-weight="bold" officeooo:rsid="0006e64d" officeooo:paragraph-rsid="0006e64d" style:font-weight-asian="bold" style:font-weight-complex="bold"/>
    </style:style>
    <style:style style:name="P9" style:family="paragraph" style:parent-style-name="Standard">
      <style:paragraph-properties fo:text-align="center" style:justify-single-word="false"/>
      <style:text-properties fo:font-weight="bold" officeooo:rsid="000eefcc" officeooo:paragraph-rsid="000eefcc" style:font-weight-asian="bold" style:font-weight-complex="bold"/>
    </style:style>
    <style:style style:name="P10" style:family="paragraph" style:parent-style-name="Standard">
      <style:paragraph-properties fo:text-align="justify" style:justify-single-word="false"/>
      <style:text-properties fo:font-weight="normal" officeooo:rsid="0006e64d" officeooo:paragraph-rsid="0006e64d" style:font-weight-asian="normal" style:font-weight-complex="normal"/>
    </style:style>
    <style:style style:name="P11" style:family="paragraph" style:parent-style-name="Standard">
      <style:text-properties fo:font-weight="normal" officeooo:rsid="0006e64d" officeooo:paragraph-rsid="0006e64d" style:font-weight-asian="normal" style:font-weight-complex="normal"/>
    </style:style>
    <style:style style:name="P12" style:family="paragraph" style:parent-style-name="Standard">
      <style:text-properties fo:font-weight="normal" officeooo:rsid="0009949f" officeooo:paragraph-rsid="0006e64d" style:font-weight-asian="normal" style:font-weight-complex="normal"/>
    </style:style>
    <style:style style:name="P13" style:family="paragraph" style:parent-style-name="Standard">
      <style:paragraph-properties fo:text-align="justify" style:justify-single-word="false"/>
      <style:text-properties fo:font-weight="normal" officeooo:rsid="000eefcc" officeooo:paragraph-rsid="000eefcc" style:font-weight-asian="normal" style:font-weight-complex="normal"/>
    </style:style>
    <style:style style:name="P14" style:family="paragraph" style:parent-style-name="Standard">
      <style:text-properties officeooo:rsid="0008d3fc" officeooo:paragraph-rsid="0008d3fc"/>
    </style:style>
    <style:style style:name="P15" style:family="paragraph" style:parent-style-name="Standard">
      <style:text-properties officeooo:rsid="0008d3fc" officeooo:paragraph-rsid="0009949f"/>
    </style:style>
    <style:style style:name="P16" style:family="paragraph" style:parent-style-name="Standard">
      <style:paragraph-properties fo:line-height="150%"/>
      <style:text-properties officeooo:rsid="0008d3fc" officeooo:paragraph-rsid="0008d3fc"/>
    </style:style>
    <style:style style:name="P17" style:family="paragraph" style:parent-style-name="Standard">
      <style:paragraph-properties fo:line-height="150%"/>
      <style:text-properties officeooo:rsid="0008d3fc" officeooo:paragraph-rsid="000b5ffd"/>
    </style:style>
    <style:style style:name="P18" style:family="paragraph" style:parent-style-name="Standard">
      <style:paragraph-properties fo:line-height="150%"/>
      <style:text-properties officeooo:rsid="0008d3fc" officeooo:paragraph-rsid="000d184b"/>
    </style:style>
    <style:style style:name="P19" style:family="paragraph" style:parent-style-name="Standard">
      <style:text-properties officeooo:rsid="000b5ffd" officeooo:paragraph-rsid="000b5ffd"/>
    </style:style>
    <style:style style:name="P20" style:family="paragraph" style:parent-style-name="Standard">
      <style:paragraph-properties fo:margin-left="0.4925in" fo:margin-right="0in" fo:line-height="150%" fo:text-indent="0in" style:auto-text-indent="false"/>
      <style:text-properties officeooo:rsid="0008d3fc" officeooo:paragraph-rsid="0008d3fc"/>
    </style:style>
    <style:style style:name="P21" style:family="paragraph" style:parent-style-name="Standard">
      <style:paragraph-properties fo:margin-left="0.4925in" fo:margin-right="0in" fo:line-height="150%" fo:text-indent="0in" style:auto-text-indent="false"/>
      <style:text-properties officeooo:rsid="0008d3fc" officeooo:paragraph-rsid="0009949f"/>
    </style:style>
    <style:style style:name="P22" style:family="paragraph" style:parent-style-name="Standard">
      <style:paragraph-properties fo:margin-left="0.4925in" fo:margin-right="0in" fo:line-height="150%" fo:text-indent="0in" style:auto-text-indent="false"/>
      <style:text-properties officeooo:rsid="0008d3fc" officeooo:paragraph-rsid="00095a90"/>
    </style:style>
    <style:style style:name="P23" style:family="paragraph" style:parent-style-name="Standard">
      <style:paragraph-properties fo:margin-left="0.4925in" fo:margin-right="0in" fo:line-height="150%" fo:text-indent="0in" style:auto-text-indent="false"/>
      <style:text-properties officeooo:rsid="0008d3fc" officeooo:paragraph-rsid="000b5ffd"/>
    </style:style>
    <style:style style:name="P24" style:family="paragraph" style:parent-style-name="Standard">
      <style:paragraph-properties fo:margin-left="0.4925in" fo:margin-right="0in" fo:line-height="150%" fo:text-indent="0in" style:auto-text-indent="false"/>
      <style:text-properties officeooo:rsid="0008d3fc" officeooo:paragraph-rsid="000d184b"/>
    </style:style>
    <style:style style:name="P25" style:family="paragraph" style:parent-style-name="Standard">
      <style:paragraph-properties fo:margin-left="0.4925in" fo:margin-right="0in" fo:line-height="150%" fo:text-indent="0in" style:auto-text-indent="false"/>
      <style:text-properties officeooo:rsid="0008d3fc" officeooo:paragraph-rsid="000eefcc"/>
    </style:style>
    <style:style style:name="P26" style:family="paragraph" style:parent-style-name="Standard">
      <style:paragraph-properties fo:margin-left="0in" fo:margin-right="0in" fo:line-height="150%" fo:text-indent="0in" style:auto-text-indent="false"/>
      <style:text-properties officeooo:rsid="0008d3fc" officeooo:paragraph-rsid="0009949f"/>
    </style:style>
    <style:style style:name="P27" style:family="paragraph" style:parent-style-name="Heading_20_1">
      <style:text-properties officeooo:rsid="0009949f" officeooo:paragraph-rsid="0009949f"/>
    </style:style>
    <style:style style:name="P28" style:family="paragraph" style:parent-style-name="Heading_20_1">
      <style:text-properties fo:font-weight="bold" officeooo:rsid="0009949f" officeooo:paragraph-rsid="0009949f" style:font-weight-asian="bold" style:font-weight-complex="bold"/>
    </style:style>
    <style:style style:name="P29" style:family="paragraph" style:parent-style-name="Heading_20_1" style:list-style-name=""/>
    <style:style style:name="P30" style:family="paragraph" style:parent-style-name="Heading_20_1">
      <style:paragraph-properties fo:break-before="page"/>
    </style:style>
    <style:style style:name="P31" style:family="paragraph" style:parent-style-name="Standard">
      <style:paragraph-properties fo:line-height="150%"/>
      <style:text-properties style:font-name="Times New Roman" officeooo:rsid="00095a90" officeooo:paragraph-rsid="0008d3fc" style:font-name-asian="Arial Unicode MS" style:font-name-complex="Arial Unicode MS"/>
    </style:style>
    <style:style style:name="P32" style:family="paragraph" style:parent-style-name="Standard" style:list-style-name="L1">
      <style:paragraph-properties fo:line-height="150%"/>
      <style:text-properties style:font-name="Times New Roman" officeooo:rsid="00095a90" officeooo:paragraph-rsid="000b5ffd" style:font-name-asian="Arial Unicode MS" style:font-name-complex="Arial Unicode MS"/>
    </style:style>
    <style:style style:name="P33" style:family="paragraph" style:parent-style-name="Standard" style:list-style-name="L1">
      <style:paragraph-properties fo:line-height="150%"/>
      <style:text-properties style:font-name="Times New Roman" officeooo:rsid="00095a90" officeooo:paragraph-rsid="000d184b" style:font-name-asian="Arial Unicode MS" style:font-name-complex="Arial Unicode MS"/>
    </style:style>
    <style:style style:name="P34" style:family="paragraph" style:parent-style-name="Standard">
      <style:paragraph-properties fo:line-height="150%"/>
      <style:text-properties style:font-name="Times New Roman" officeooo:rsid="00095a90" officeooo:paragraph-rsid="000b5ffd" style:font-name-asian="Arial Unicode MS" style:font-name-complex="Arial Unicode MS"/>
    </style:style>
    <style:style style:name="P35" style:family="paragraph" style:parent-style-name="Standard">
      <style:paragraph-properties fo:line-height="150%"/>
      <style:text-properties style:font-name="Times New Roman" officeooo:rsid="000d184b" officeooo:paragraph-rsid="000d184b" style:font-name-asian="Arial Unicode MS" style:font-name-complex="Arial Unicode MS"/>
    </style:style>
    <style:style style:name="P36" style:family="paragraph" style:parent-style-name="Standard" style:list-style-name="L1">
      <style:paragraph-properties fo:line-height="150%"/>
      <style:text-properties style:font-name="Times New Roman" officeooo:rsid="0009949f" officeooo:paragraph-rsid="000b5ffd" style:font-name-asian="Arial Unicode MS" style:font-name-complex="Arial Unicode MS"/>
    </style:style>
    <style:style style:name="P37" style:family="paragraph" style:parent-style-name="Standard" style:list-style-name="L1">
      <style:paragraph-properties fo:line-height="150%"/>
      <style:text-properties style:font-name="Times New Roman" officeooo:rsid="0009949f" officeooo:paragraph-rsid="000d184b" style:font-name-asian="Arial Unicode MS" style:font-name-complex="Arial Unicode MS"/>
    </style:style>
    <style:style style:name="P38" style:family="paragraph" style:parent-style-name="Standard" style:list-style-name="L1">
      <style:paragraph-properties fo:line-height="150%"/>
      <style:text-properties style:font-name="Times New Roman" officeooo:rsid="0009949f" officeooo:paragraph-rsid="0009949f" style:font-name-asian="Arial Unicode MS" style:font-name-complex="Arial Unicode MS"/>
    </style:style>
    <style:style style:name="P39" style:family="paragraph" style:parent-style-name="Standard">
      <style:paragraph-properties fo:line-height="150%"/>
      <style:text-properties style:font-name="Times New Roman" officeooo:rsid="0009949f" officeooo:paragraph-rsid="0009949f" style:font-name-asian="Arial Unicode MS" style:font-name-complex="Arial Unicode MS"/>
    </style:style>
    <style:style style:name="P40" style:family="paragraph" style:parent-style-name="Standard">
      <style:paragraph-properties fo:margin-left="0.4925in" fo:margin-right="0in" fo:line-height="150%" fo:text-indent="0in" style:auto-text-indent="false"/>
      <style:text-properties style:font-name="Times New Roman" officeooo:rsid="0009949f" officeooo:paragraph-rsid="000b5ffd" style:font-name-asian="Arial Unicode MS" style:font-name-complex="Arial Unicode MS"/>
    </style:style>
    <style:style style:name="P41" style:family="paragraph" style:parent-style-name="Standard">
      <style:paragraph-properties fo:margin-left="0in" fo:margin-right="0in" fo:line-height="150%" fo:text-indent="0in" style:auto-text-indent="false"/>
      <style:text-properties style:font-name="Times New Roman" officeooo:rsid="0009949f" officeooo:paragraph-rsid="0009949f" style:font-name-asian="Arial Unicode MS" style:font-name-complex="Arial Unicode MS"/>
    </style:style>
    <style:style style:name="P42" style:family="paragraph" style:parent-style-name="Heading_20_2" style:list-style-name=""/>
    <style:style style:name="P43" style:family="paragraph" style:parent-style-name="Heading_20_2">
      <style:paragraph-properties fo:break-before="page"/>
    </style:style>
    <style:style style:name="P44" style:family="paragraph" style:parent-style-name="Heading_20_2">
      <style:paragraph-properties fo:break-before="page"/>
      <style:text-properties officeooo:rsid="0009949f" officeooo:paragraph-rsid="0009949f"/>
    </style:style>
    <style:style style:name="P45" style:family="paragraph" style:parent-style-name="Contents_20_1">
      <style:paragraph-properties>
        <style:tab-stops>
          <style:tab-stop style:position="6.6953in" style:type="right" style:leader-style="dotted" style:leader-text="."/>
        </style:tab-stops>
      </style:paragraph-properties>
    </style:style>
    <style:style style:name="P46"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Times New Roman1" fo:font-size="16pt" fo:font-weight="bold" style:font-name-asian="Times New Roman1" style:font-size-asian="16pt" style:font-weight-asian="bold" style:font-name-complex="Times New Roman1" style:font-size-complex="16pt" style:font-weight-complex="bold"/>
    </style:style>
    <style:style style:name="T4" style:family="text">
      <style:text-properties style:font-name="Times New Roman1" fo:font-size="16pt" fo:font-weight="bold" officeooo:rsid="00095a90" style:font-name-asian="Times New Roman1" style:font-size-asian="16pt" style:font-weight-asian="bold" style:font-name-complex="Times New Roman1" style:font-size-complex="16pt" style:font-weight-complex="bold"/>
    </style:style>
    <style:style style:name="T5" style:family="text">
      <style:text-properties style:font-name="Times New Roman1" fo:font-size="16pt" fo:font-weight="bold" officeooo:rsid="0009949f" style:font-name-asian="Times New Roman1" style:font-size-asian="16pt" style:font-weight-asian="bold" style:font-name-complex="Times New Roman1" style:font-size-complex="16pt" style:font-weight-complex="bold"/>
    </style:style>
    <style:style style:name="T6" style:family="text">
      <style:text-properties style:font-name="Times New Roman1" fo:font-size="16pt" fo:font-weight="bold" officeooo:rsid="000d184b" style:font-name-asian="Times New Roman1" style:font-size-asian="16pt" style:font-weight-asian="bold" style:font-name-complex="Times New Roman1" style:font-size-complex="16pt" style:font-weight-complex="bold"/>
    </style:style>
    <style:style style:name="T7" style:family="text">
      <style:text-properties style:font-name="Times New Roman" style:font-name-asian="Arial Unicode MS" style:font-name-complex="Arial Unicode MS"/>
    </style:style>
    <style:style style:name="T8" style:family="text">
      <style:text-properties style:font-name="Times New Roman" officeooo:rsid="00095a90" style:font-name-asian="Arial Unicode MS" style:font-name-complex="Arial Unicode MS"/>
    </style:style>
    <style:style style:name="T9" style:family="text">
      <style:text-properties style:font-name="Times New Roman" officeooo:rsid="0009949f" style:font-name-asian="Arial Unicode MS" style:font-name-complex="Arial Unicode MS"/>
    </style:style>
    <style:style style:name="T10" style:family="text">
      <style:text-properties style:font-name="Times New Roman" officeooo:rsid="000b5ffd" style:font-name-asian="Arial Unicode MS" style:font-name-complex="Arial Unicode MS"/>
    </style:style>
    <style:style style:name="T11" style:family="text">
      <style:text-properties style:font-name="Times New Roman" officeooo:rsid="000d184b" style:font-name-asian="Arial Unicode MS" style:font-name-complex="Arial Unicode MS"/>
    </style:style>
    <style:style style:name="T12" style:family="text">
      <style:text-properties style:font-name="Times New Roman" officeooo:rsid="000eefcc" style:font-name-asian="Arial Unicode MS" style:font-name-complex="Arial Unicode MS"/>
    </style:style>
    <style:style style:name="T13" style:family="text">
      <style:text-properties officeooo:rsid="000d184b"/>
    </style:style>
    <style:style style:name="T14" style:family="text">
      <style:text-properties officeooo:rsid="000eefc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ntrance Questionnaire for the course</text:p>
      <text:p text:style-name="P6">“Software development for start-up entrepreneurs”</text:p>
      <text:p text:style-name="P7">at WHU, Vallendar, March/April 2014</text:p>
      <text:p text:style-name="P8"/>
      <text:p text:style-name="P3"><text:a xlink:type="simple" xlink:href="http://softlang.wikidot.com/course:startup14"><text:span text:style-name="T2">http://softlang.wikidot.com/course:startup14</text:span></text:a></text:p>
      <text:p text:style-name="P8"/>
      <text:p text:style-name="P8">Author: <text:span text:style-name="T1">Prof. Dr. R. Lämmel</text:span>, University of Koblenz-Landau</text:p>
      <text:p text:style-name="P9">All rights reserved. Contact the author at <text:a xlink:type="simple" xlink:href="http://softlang.wikidot.com/">http://softlang.wikidot.com/</text:a></text:p>
      <text:p text:style-name="P8">Date of last revision: <text:span text:style-name="T1">10 March 2014</text:span></text:p>
      <text:p text:style-name="P2"/>
      <text:p text:style-name="P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3348_2129311062" text:style-name="Index_20_Link" text:visited-style-name="Index_20_Link">Purpose of this questionnaire<text:tab/>1</text:a></text:p>
          <text:p text:style-name="P45"><text:a xlink:type="simple" xlink:href="#__RefHeading__3350_2129311062" text:style-name="Index_20_Link" text:visited-style-name="Index_20_Link">Anonymity of the participants<text:tab/>1</text:a></text:p>
          <text:p text:style-name="P45"><text:a xlink:type="simple" xlink:href="#__RefHeading__3460_2129311062" text:style-name="Index_20_Link" text:visited-style-name="Index_20_Link">Questions<text:tab/>2</text:a></text:p>
          <text:p text:style-name="P46"><text:a xlink:type="simple" xlink:href="#__RefHeading__3354_2129311062" text:style-name="Index_20_Link" text:visited-style-name="Index_20_Link">Software development concepts<text:tab/>2</text:a></text:p>
          <text:p text:style-name="P46"><text:a xlink:type="simple" xlink:href="#__RefHeading__3484_2129311062" text:style-name="Index_20_Link" text:visited-style-name="Index_20_Link">Self-assessment of skills<text:tab/>3</text:a></text:p>
          <text:p text:style-name="P46"><text:a xlink:type="simple" xlink:href="#__RefHeading__3467_2129311062" text:style-name="Index_20_Link" text:visited-style-name="Index_20_Link">Learning objectives<text:tab/>4</text:a></text:p>
        </text:index-body>
      </text:table-of-content>
      <text:p text:style-name="P2"/>
      <text:p text:style-name="P2"/>
      <text:h text:style-name="P28" text:outline-level="1"><text:bookmark-start text:name="__RefHeading__3348_2129311062"/>Purpose of this questionnaire<text:bookmark-end text:name="__RefHeading__3348_2129311062"/></text:h>
      <text:p text:style-name="P4"/>
      <text:p text:style-name="P4">The accumulated data will be used to optimize the course for the audience. This concerns the content covered, the level of technical detail provided, the kind of homework given to the students, the form of teamwork recommended to the students, and the grading scheme to be applied –<text:span text:style-name="T14"> all </text:span>in the interest of an interesting and fair student experience. </text:p>
      <text:p text:style-name="P4"/>
      <text:h text:style-name="P27" text:outline-level="1"><text:bookmark-start text:name="__RefHeading__3350_2129311062"/>Anonymity of the participants<text:bookmark-end text:name="__RefHeading__3350_2129311062"/></text:h>
      <text:p text:style-name="P4"/>
      <text:p text:style-name="P10">All data is treated anonymously. Please do not enter your name on the form.</text:p>
      <text:p text:style-name="P13"/>
      <text:p text:style-name="P13">If you do not want to participate, that's Ok. Please return only properly completed forms.</text:p>
      <text:p text:style-name="P12"/>
      <text:p text:style-name="P11"/>
      <text:h text:style-name="P29" text:outline-level="1"/>
      <text:h text:style-name="P30" text:outline-level="1"><text:bookmark-start text:name="__RefHeading__3460_2129311062"/>Questions<text:bookmark-end text:name="__RefHeading__3460_2129311062"/></text:h>
      <text:p text:style-name="P2"/>
      <text:h text:style-name="Heading_20_2" text:outline-level="2"><text:bookmark-start text:name="__RefHeading__3354_2129311062"/>Software development concepts<text:bookmark-end text:name="__RefHeading__3354_2129311062"/></text:h>
      <text:p text:style-name="P14"/>
      <text:p text:style-name="P16"><text:span text:style-name="T9">Which of </text:span><text:span text:style-name="T7">these concepts </text:span><text:span text:style-name="T9">do you know about</text:span><text:span text:style-name="T7"> </text:span><text:span text:style-name="T10">beyond the most basic level</text:span><text:span text:style-name="T8">?</text:span></text:p>
      <text:p text:style-name="P31"/>
      <text:p text:style-name="P20"><text:span text:style-name="T3">□</text:span><text:span text:style-name="T7"> Web server</text:span></text:p>
      <text:p text:style-name="P20"><text:span text:style-name="T3">□</text:span><text:span text:style-name="T7"> Relational database</text:span></text:p>
      <text:p text:style-name="P20"><text:span text:style-name="T3">□</text:span><text:span text:style-name="T7"> Model view controller</text:span></text:p>
      <text:p text:style-name="P24"><text:span text:style-name="T3">□</text:span><text:span text:style-name="T7"> </text:span><text:span text:style-name="T11">Client-server architecture</text:span></text:p>
      <text:p text:style-name="P24"><text:span text:style-name="T6">□</text:span><text:span text:style-name="T11"> Web application framework</text:span></text:p>
      <text:p text:style-name="P22"><text:span text:style-name="T3">□</text:span><text:span text:style-name="T7"> </text:span><text:span text:style-name="T8">Modeling (with UML for example)</text:span></text:p>
      <text:p text:style-name="P21"><text:span text:style-name="T3">□</text:span><text:span text:style-name="T7"> </text:span><text:span text:style-name="T9">Interpretation versus compilation</text:span></text:p>
      <text:p text:style-name="P25"><text:span text:style-name="T5">□</text:span><text:span text:style-name="T9"> </text:span><text:span text:style-name="T12">Functional</text:span><text:span text:style-name="T8"> programming</text:span></text:p>
      <text:p text:style-name="P21"><text:span text:style-name="T5">□</text:span><text:span text:style-name="T9"> </text:span><text:span text:style-name="T8">Object-oriented programming</text:span></text:p>
      <text:p text:style-name="P21"><text:span text:style-name="T4">□</text:span><text:span text:style-name="T8"> HTTP-based Web APIs</text:span></text:p>
      <text:p text:style-name="P25"><text:span text:style-name="T4">□</text:span><text:span text:style-name="T8"> </text:span><text:span text:style-name="T12">Exception</text:span><text:span text:style-name="T11"> handling</text:span></text:p>
      <text:p text:style-name="P24"><text:span text:style-name="T4">□</text:span><text:span text:style-name="T8"> </text:span><text:span text:style-name="T11">Event handling</text:span></text:p>
      <text:p text:style-name="P25"><text:span text:style-name="T6">□</text:span><text:span text:style-name="T11"> </text:span><text:span text:style-name="T12">Agile development</text:span></text:p>
      <text:p text:style-name="P21"><text:span text:style-name="T3">□</text:span><text:span text:style-name="T7"> </text:span><text:span text:style-name="T9">Build management</text:span></text:p>
      <text:p text:style-name="P20"><text:span text:style-name="T3">□</text:span><text:span text:style-name="T7"> Version control</text:span></text:p>
      <text:p text:style-name="P22"><text:span text:style-name="T3">□</text:span><text:span text:style-name="T7"> </text:span><text:span text:style-name="T8">Deployment</text:span></text:p>
      <text:p text:style-name="P25"><text:span text:style-name="T3">□</text:span><text:span text:style-name="T7"> </text:span><text:span text:style-name="T12">Scrum</text:span></text:p>
      <text:p text:style-name="P5"/>
      <text:h text:style-name="P42" text:outline-level="2"/>
      <text:h text:style-name="P43" text:outline-level="2"><text:bookmark-start text:name="__RefHeading__3484_2129311062"/>Self-assessment <text:span text:style-name="T13">of skills</text:span><text:bookmark-end text:name="__RefHeading__3484_2129311062"/></text:h>
      <text:p text:style-name="P19"/>
      <text:p text:style-name="P17"><text:span text:style-name="T9">Which of </text:span><text:span text:style-name="T7">these </text:span><text:span text:style-name="T10">skills do you have</text:span><text:span text:style-name="T8">?</text:span></text:p>
      <text:p text:style-name="P24"><text:span text:style-name="T4">□</text:span><text:span text:style-name="T8"> </text:span><text:span text:style-name="T11">I can collaborate with developers in a business context.</text:span></text:p>
      <text:p text:style-name="P23"><text:span text:style-name="T3">□</text:span><text:span text:style-name="T7"> </text:span><text:span text:style-name="T11">I can write and run simple computer programs in some programming language.</text:span></text:p>
      <text:p text:style-name="P24"><text:span text:style-name="T3">□</text:span><text:span text:style-name="T7"> </text:span><text:span text:style-name="T11">I can test computer programs somewhat systematically.</text:span></text:p>
      <text:p text:style-name="P24"><text:span text:style-name="T6">□</text:span><text:span text:style-name="T11"> I can use version control for collaborative development.</text:span></text:p>
      <text:p text:style-name="P24"><text:span text:style-name="T3">□</text:span><text:span text:style-name="T7"> </text:span><text:span text:style-name="T11">I can describe simple algorithms with simple mathematical models.</text:span></text:p>
      <text:p text:style-name="P24"><text:span text:style-name="T6">□</text:span><text:span text:style-name="T11"> I can describe the design of programs with simple software models.</text:span></text:p>
      <text:p text:style-name="P24"><text:span text:style-name="T6">□</text:span><text:span text:style-name="T11"> I can release a smartphone app through an AppStore.</text:span></text:p>
      <text:p text:style-name="P24"><text:span text:style-name="T6">□</text:span><text:span text:style-name="T11"> I can deploy a web application through a hosting platform.</text:span></text:p>
      <text:p text:style-name="P35">(Claiming a certain skill should imply that you actually have practiced this skill in the near past.)</text:p>
      <text:p text:style-name="P35"/>
      <text:p text:style-name="P17"><text:span text:style-name="T10">What are the programming languages you have noteworthy experiences with</text:span><text:span text:style-name="T8">?</text:span></text:p>
      <text:list xml:id="list4759265954507606883" text:style-name="L1">
        <text:list-item>
          <text:p text:style-name="P36">....................</text:p>
        </text:list-item>
        <text:list-item>
          <text:p text:style-name="P36">....................</text:p>
        </text:list-item>
        <text:list-item>
          <text:p text:style-name="P32">....................</text:p>
        </text:list-item>
      </text:list>
      <text:p text:style-name="P34"/>
      <text:p text:style-name="P18"><text:span text:style-name="T10">What are </text:span><text:span text:style-name="T12">other software development-related</text:span><text:span text:style-name="T10"> </text:span><text:span text:style-name="T11">technologies (IDE, VCS, testing, build management, etc.) </text:span><text:span text:style-name="T10">you have noteworthy experiences with</text:span><text:span text:style-name="T8">?</text:span></text:p>
      <text:list xml:id="list224600861474619" text:continue-numbering="true" text:style-name="L1">
        <text:list-item>
          <text:p text:style-name="P37">....................</text:p>
        </text:list-item>
        <text:list-item>
          <text:p text:style-name="P37">....................</text:p>
        </text:list-item>
        <text:list-item>
          <text:p text:style-name="P33">....................</text:p>
        </text:list-item>
      </text:list>
      <text:h text:style-name="P44" text:outline-level="2"><text:bookmark-start text:name="__RefHeading__3467_2129311062"/>Learning objectives<text:bookmark-end text:name="__RefHeading__3467_2129311062"/></text:h>
      <text:p text:style-name="P15"/>
      <text:p text:style-name="P26"><text:span text:style-name="T9">Which of </text:span><text:span text:style-name="T7">these </text:span><text:span text:style-name="T9">learning objectives do you consider compelling for the course at hand</text:span><text:span text:style-name="T8">?</text:span></text:p>
      <text:p text:style-name="P21"><text:span text:style-name="T3">□</text:span><text:span text:style-name="T7"> </text:span><text:span text:style-name="T9">To understand how </text:span><text:span text:style-name="T10">software developers</text:span><text:span text:style-name="T9"> think </text:span><text:span text:style-name="T10">and work</text:span><text:span text:style-name="T9">.</text:span></text:p>
      <text:p text:style-name="P21"><text:span text:style-name="T5">□</text:span><text:span text:style-name="T9"> </text:span><text:span text:style-name="T10">To acquire basic skills of programming</text:span><text:span text:style-name="T9">.</text:span></text:p>
      <text:p text:style-name="P23"><text:span text:style-name="T5">□</text:span><text:span text:style-name="T9"> </text:span><text:span text:style-name="T10">To improve skills of programming</text:span><text:span text:style-name="T9">.</text:span></text:p>
      <text:p text:style-name="P25"><text:span text:style-name="T5">□</text:span><text:span text:style-name="T9"> To </text:span><text:span text:style-name="T10">acquire </text:span><text:span text:style-name="T12">basic</text:span><text:span text:style-name="T10"> skills of </text:span><text:span text:style-name="T12">web application</text:span><text:span text:style-name="T9"> development.</text:span></text:p>
      <text:p text:style-name="P23"><text:span text:style-name="T5">□</text:span><text:span text:style-name="T9"> To </text:span><text:span text:style-name="T10">acquire </text:span><text:span text:style-name="T12">basic </text:span><text:span text:style-name="T10">skills of </text:span><text:span text:style-name="T9">“app” development for smartphones.</text:span></text:p>
      <text:p text:style-name="P23"><text:span text:style-name="T5">□</text:span><text:span text:style-name="T9"> </text:span><text:span text:style-name="T10">To acquire </text:span><text:span text:style-name="T12">basic </text:span><text:span text:style-name="T10">skills of software modeling</text:span><text:span text:style-name="T9">.</text:span></text:p>
      <text:p text:style-name="P23"><text:span text:style-name="T5">□</text:span><text:span text:style-name="T9"> </text:span><text:span text:style-name="T10">To acquire </text:span><text:span text:style-name="T12">basic </text:span><text:span text:style-name="T10">skills of software architecture and design</text:span><text:span text:style-name="T9">.</text:span></text:p>
      <text:p text:style-name="P23"><text:span text:style-name="T3">□</text:span><text:span text:style-name="T7"> </text:span><text:span text:style-name="T10">To handle technologies for build management and version control</text:span><text:span text:style-name="T9">.</text:span></text:p>
      <text:p text:style-name="P23"><text:span text:style-name="T5">□</text:span><text:span text:style-name="T9"> </text:span><text:span text:style-name="T10">To aggregate IT skills for your potential startup idea now or in the future</text:span><text:span text:style-name="T9">.</text:span></text:p>
      <text:p text:style-name="P23"><text:span text:style-name="T5">□</text:span><text:span text:style-name="T9"> </text:span><text:span text:style-name="T10">To figure out whether you may want to be a software developer</text:span><text:span text:style-name="T9">.</text:span></text:p>
      <text:p text:style-name="P40"/>
      <text:p text:style-name="P41">Any objectives you would like to add?</text:p>
      <text:list xml:id="list224600635179022" text:continue-numbering="true" text:style-name="L1">
        <text:list-item>
          <text:p text:style-name="P38">....................</text:p>
        </text:list-item>
        <text:list-item>
          <text:p text:style-name="P38">....................</text:p>
        </text:list-item>
        <text:list-item>
          <text:p text:style-name="P38">....................</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lf Lämmel</meta:initial-creator>
    <meta:creation-date>2014-03-10T14:10:34.252774000</meta:creation-date>
    <dc:date>2014-03-10T22:46:00.023726000</dc:date>
    <dc:creator>Ralf Lämmel</dc:creator>
    <meta:editing-duration>PT28S</meta:editing-duration>
    <meta:editing-cycles>2</meta:editing-cycles>
    <meta:generator>LibreOffice/4.1.3.2$MacOSX_x86 LibreOffice_project/70feb7d99726f064edab4605a8ab840c50ec57a</meta:generator>
    <meta:document-statistic meta:table-count="0" meta:image-count="0" meta:object-count="0" meta:page-count="4" meta:paragraph-count="75" meta:word-count="509" meta:character-count="3305" meta:non-whitespace-character-count="2878"/>
  </office:meta>
</office:document-meta>
</file>